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1" draw:marker-start="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788cm" svg:y1="15.137cm" svg:x2="14.088cm" svg:y2="15.137cm">
            <text:p/>
          </draw:line>
          <draw:line draw:style-name="gr2" draw:text-style-name="P2" draw:layer="layout" svg:x1="7.986cm" svg:y1="15.035cm" svg:x2="7.986cm" svg:y2="15.235cm">
            <text:p/>
          </draw:line>
          <draw:line draw:style-name="gr2" draw:text-style-name="P2" draw:layer="layout" svg:x1="8.488cm" svg:y1="15.035cm" svg:x2="8.488cm" svg:y2="15.235cm">
            <text:p/>
          </draw:line>
          <draw:line draw:style-name="gr2" draw:text-style-name="P2" draw:layer="layout" svg:x1="8.986cm" svg:y1="15.035cm" svg:x2="8.986cm" svg:y2="15.235cm">
            <text:p/>
          </draw:line>
          <draw:frame draw:style-name="gr3" draw:text-style-name="P4" draw:layer="layout" svg:width="0.708cm" svg:height="0.63cm" svg:x="9.117cm" svg:y="15.183cm">
            <draw:text-box>
              <text:p text:style-name="P3"><text:span text:style-name="T1">2</text:span></text:p>
            </draw:text-box>
          </draw:frame>
          <draw:line draw:style-name="gr4" draw:text-style-name="P2" draw:layer="layout" svg:x1="9.487cm" svg:y1="14.98cm" svg:x2="9.487cm" svg:y2="15.28cm">
            <text:p/>
          </draw:line>
          <draw:line draw:style-name="gr5" draw:text-style-name="P5" draw:layer="layout" svg:x1="9.987cm" svg:y1="15.035cm" svg:x2="9.987cm" svg:y2="15.235cm">
            <text:p/>
          </draw:line>
          <draw:line draw:style-name="gr2" draw:text-style-name="P2" draw:layer="layout" svg:x1="10.487cm" svg:y1="15.035cm" svg:x2="10.487cm" svg:y2="15.235cm">
            <text:p/>
          </draw:line>
          <draw:line draw:style-name="gr2" draw:text-style-name="P2" draw:layer="layout" svg:x1="10.986cm" svg:y1="15.035cm" svg:x2="10.986cm" svg:y2="15.235cm">
            <text:p/>
          </draw:line>
          <draw:line draw:style-name="gr2" draw:text-style-name="P2" draw:layer="layout" svg:x1="11.486cm" svg:y1="15.035cm" svg:x2="11.486cm" svg:y2="15.235cm">
            <text:p/>
          </draw:line>
          <draw:line draw:style-name="gr2" draw:text-style-name="P2" draw:layer="layout" svg:x1="11.986cm" svg:y1="15.035cm" svg:x2="11.986cm" svg:y2="15.235cm">
            <text:p/>
          </draw:line>
          <draw:frame draw:style-name="gr3" draw:text-style-name="P4" draw:layer="layout" svg:width="0.708cm" svg:height="0.63cm" svg:x="12.116cm" svg:y="15.183cm">
            <draw:text-box>
              <text:p text:style-name="P3"><text:span text:style-name="T1">3</text:span></text:p>
            </draw:text-box>
          </draw:frame>
          <draw:line draw:style-name="gr4" draw:text-style-name="P2" draw:layer="layout" svg:x1="12.486cm" svg:y1="14.98cm" svg:x2="12.486cm" svg:y2="15.28cm">
            <text:p/>
          </draw:line>
          <draw:line draw:style-name="gr2" draw:text-style-name="P2" draw:layer="layout" svg:x1="12.986cm" svg:y1="15.035cm" svg:x2="12.986cm" svg:y2="15.235cm">
            <text:p/>
          </draw:line>
          <draw:line draw:style-name="gr5" draw:text-style-name="P5" draw:layer="layout" svg:x1="13.486cm" svg:y1="15.035cm" svg:x2="13.486cm" svg:y2="15.235cm">
            <text:p/>
          </draw:line>
          <draw:frame draw:style-name="gr6" draw:text-style-name="P4" draw:layer="layout" svg:width="0.726cm" svg:height="0.63cm" svg:x="9.62cm" svg:y="14.461cm">
            <draw:text-box>
              <text:p text:style-name="P3"><text:span text:style-name="T1">R</text:span></text:p>
            </draw:text-box>
          </draw:frame>
          <draw:frame draw:style-name="gr3" draw:text-style-name="P4" draw:layer="layout" svg:width="0.708cm" svg:height="0.63cm" svg:x="13.137cm" svg:y="14.461cm">
            <draw:text-box>
              <text:p text:style-name="P3"><text:span text:style-name="T1">S</text:span></text:p>
            </draw:text-box>
          </draw:frame>
          <draw:frame draw:style-name="gr7" draw:text-style-name="P4" draw:layer="layout" svg:width="0.705cm" svg:height="0.63cm" svg:x="8.159cm" svg:y="14.461cm">
            <draw:text-box>
              <text:p text:style-name="P3"><text:span text:style-name="T1">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07:26:47.353554898</meta:creation-date>
    <dc:date>2018-05-08T07:27:27.898046570</dc:date>
    <meta:editing-duration>PT41S</meta:editing-duration>
    <meta:editing-cycles>1</meta:editing-cycles>
    <meta:document-statistic meta:object-count="19"/>
    <meta:generator>LibreOffice/6.0.0.3$MacOSX_X86_64 LibreOffice_project/64a0f66915f38c6217de274f0aa8e15618924765</meta:generator>
  </office:meta>
</office:document-meta>
</file>